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Frame_20_contents">
      <style:paragraph-properties fo:margin-left="5.5cm" fo:margin-right="-0.014cm" fo:text-align="start" style:justify-single-word="false" fo:text-indent="0cm" style:auto-text-indent="false"/>
      <style:text-properties fo:font-size="10pt" style:font-size-asian="8.75pt" style:font-size-complex="10pt"/>
    </style:style>
    <style:style style:name="P3" style:family="paragraph" style:parent-style-name="Text_20_body" style:list-style-name="L1">
      <style:paragraph-properties fo:text-align="start" style:justify-single-word="false"/>
    </style:style>
    <style:style style:name="P4" style:family="paragraph" style:parent-style-name="Heading_20_1">
      <style:paragraph-properties fo:text-align="center" style:justify-single-word="false"/>
    </style:style>
    <style:style style:name="fr1"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2" text:anchor-type="paragraph" svg:x="8.5cm" svg:y="0.011cm" svg:width="8.5cm" draw:z-index="1"><draw:text-box fo:min-height="1.75cm"><text:p text:style-name="P2">Florian Bogenhart<text:line-break/>Hermann Sutter<text:line-break/><text:line-break/>Datum: 29.07.2011</text:p></draw:text-box></draw:frame><draw:frame draw:style-name="fr2" draw:name="Frame1" text:anchor-type="paragraph" svg:x="0.011cm" svg:y="0.011cm" svg:width="8.5cm" svg:height="1.75cm" draw:z-index="0"><draw:text-box><text:p text:style-name="P1">Technischehochschule-Mittelhessen<text:line-break/>Fachbereich: MNI<text:line-break/>Ruby on Rails<text:line-break/>Kursleiter: BSc. Fabian Müller</text:p></draw:text-box></draw:frame>­</text:p>
      <text:h text:style-name="P4" text:outline-level="1"><text:line-break/><text:line-break/></text:h>
      <text:h text:style-name="P4" text:outline-level="1">Go-Seite</text:h>
      <text:list xml:id="list1003751361" text:style-name="L1">
        <text:list-item>
          <text:p text:style-name="P3">Home<text:line-break/>Auf der Startseite werden die News angezeigt, die einen „Thread“ im Forum haben. Dort kann man die News kommentieren. In der „Area“ News kann nur der Forum Moderator oder der Administrator nur Threads anlegen.</text:p>
        </text:list-item>
        <text:list-item>
          <text:p text:style-name="P3">Turniersystem:<text:line-break/>Das Turniersystem verwaltet Spieler die sich zu Turnieren anmelden. Spieler die auf der Webseite regestiert sind und Gastspieler können sich zum Turnier anmelden.<text:line-break/>Nur der Turnier Moderator oder ein Administrator kann Turniere anlegen und die Sieger eintragen.<text:line-break/>Das Turniersystem funktioniert nach dem KO-System. Es spielen immer 2 Spieler gegeneinander, sie werden per Zufall gelost. Der Sieger des Spiels zieht in die nächste Runde ein. Das wird solange wiederholt bis jeder Spieler gespielt hat und in der nächsten Runde ist. Dann fängt das KO-System wieder von neuem an. Bei einer ungünstigen Anzahl von Spieler muss ein Spieler ein Freilos für die nächste Runde bekommen. Durch die zufällige Auswahl der Spieler kann es passieren, dass ein Spieler mehrere mal ein Freilos bekommen kann.<text:line-break/>Desweitern kann zu jedem Turnier eine kleine Beschreibung zur Anfahrt angelegt werden.</text:p>
        </text:list-item>
        <text:list-item>
          <text:p text:style-name="P3">Forum<text:line-break/>Das Forum teilt sich in 3 Ebenen auf, in „Areas“, „Threads“ und „Posts“. In „Areas“ befinden sich „Threads“ und in Threads befinden sich „Posts“.<text:line-break/>Areas sind :<text:tab/>1. News<text:line-break/><text:tab/><text:tab/>2. Go<text:line-break/><text:tab/><text:tab/>3. Off-topic<text:line-break/>Jeder User kann „Threads“ und „Posts“ anlegen und nur seine eigenen „Posts“ editieren. Löschen von „Areas“, „Threads“ und „Posts“ kann nur ein Forum Moderator oder ein Administrator.</text:p>
        </text:list-item>
        <text:list-item>
          <text:p text:style-name="P3">Bundesliga<text:line-break/>In diesem Bereich ist eine Sammlung Spielen von der Bundesliga. Die Spiele werden mit Datum und Spieler versehen. Jedes Spiel hat eine „sgf“ Datei. Diese Datei hat den gesamten Spielverlauf gespeichert.</text:p>
        </text:list-item>
        <text:list-item>
          <text:p text:style-name="P3">Administrator Bereich<text:line-break/>Der Administrator kann Daten und das Passowort von User ändern. Zugang zu diesem Bereich hat nur eine Administrator.</text:p>
        </text:list-item>
        <text:list-item>
          <text:p text:style-name="P3">User Profile Bereich<text:line-break/>Hier kann jeder User sein eigenes Profil bearbei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8T10:16:28</meta:creation-date>
    <dc:date>2011-07-28T14:57:16</dc:date>
    <meta:editing-duration>PT3H51M10S</meta:editing-duration>
    <meta:editing-cycles>10</meta:editing-cycles>
    <meta:generator>LibreOffice/3.3$Unix LibreOffice_project/330m19$Build-202</meta:generator>
    <meta:document-statistic meta:table-count="0" meta:image-count="0" meta:object-count="0" meta:page-count="1" meta:paragraph-count="11" meta:word-count="332" meta:character-count="2076"/>
  </office:meta>
</office:document-meta>
</file>